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10000031CC1D5B1EF95077B1E.png" manifest:media-type="image/png"/>
  <manifest:file-entry manifest:full-path="Pictures/10000001000002F70000014847EE24BEA616E8B6.png" manifest:media-type="image/png"/>
  <manifest:file-entry manifest:full-path="Pictures/10000001000002040000010BEC14BA4CA7810B5D.png" manifest:media-type="image/png"/>
  <manifest:file-entry manifest:full-path="Pictures/100000010000037A000001D043B2EF72CF6744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32cm" svg:y="-0.649cm" svg:width="17cm" svg:height="8.862cm" draw:z-index="0"><draw:image xlink:href="Pictures/100000010000037A000001D043B2EF72CF6744E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397cm" svg:y="0.102cm" svg:width="17cm" svg:height="7.347cm" draw:z-index="1"><draw:image xlink:href="Pictures/10000001000002F70000014847EE24BEA616E8B6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x="0.325cm" svg:y="0.023cm" svg:width="13.653cm" svg:height="7.064cm" draw:z-index="2"><draw:image xlink:href="Pictures/10000001000002040000010BEC14BA4CA7810B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0.238cm" svg:y="0.409cm" svg:width="17cm" svg:height="11.575cm" draw:z-index="3"><draw:image xlink:href="Pictures/10000001000004910000031CC1D5B1EF95077B1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1:47:39.091617741</meta:creation-date>
    <dc:date>2022-09-28T12:02:07.148740194</dc:date>
    <meta:editing-duration>PT13M9S</meta:editing-duration>
    <meta:editing-cycles>3</meta:editing-cycles>
    <meta:generator>LibreOffice/7.3.6.2$Linux_X86_64 LibreOffice_project/3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